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bccf" officeooo:paragraph-rsid="001dbccf"/>
    </style:style>
    <style:style style:name="P2" style:family="paragraph" style:parent-style-name="Standard">
      <style:text-properties officeooo:rsid="001f244f" officeooo:paragraph-rsid="001f244f"/>
    </style:style>
    <style:style style:name="P3" style:family="paragraph" style:parent-style-name="Standard">
      <style:text-properties officeooo:rsid="001f936c" officeooo:paragraph-rsid="001f936c"/>
    </style:style>
    <style:style style:name="P4" style:family="paragraph" style:parent-style-name="Standard">
      <style:text-properties officeooo:rsid="001fdcb7" officeooo:paragraph-rsid="001fdc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P TP 1</text:p>
      <text:p text:style-name="P1">PERCEPTION VIRTUELLE</text:p>
      <text:p text:style-name="P1"/>
      <text:p text:style-name="P1">Limite de perception visuelle</text:p>
      <text:p text:style-name="P1"/>
      <text:p text:style-name="P2"/>
      <text:p text:style-name="P1"/>
      <text:p text:style-name="P1">Perception des couleurs</text:p>
      <text:p text:style-name="P1"/>
      <text:p text:style-name="P3">Pour un x identique, la composante qui offre le plus grand contraste est le vert. Cela s'explique par le fait que l’œil humain est plus performant dans la reconnaissance des longueurs d'onde qui correspondent aux verts.</text:p>
      <text:p text:style-name="P1"/>
      <text:p text:style-name="P1">Illusion du gradient</text:p>
      <text:p text:style-name="P1"/>
      <text:p text:style-name="P3">Sur la deuxième fenêtre, la bande centrale semble avoir un gradient inversé par rapport au gradient du reste de la fenêtre.</text:p>
      <text:p text:style-name="P1"/>
      <text:p text:style-name="P1">Bandes de Mach</text:p>
      <text:p text:style-name="P1"/>
      <text:p text:style-name="P2"/>
      <text:p text:style-name="P1"/>
      <text:p text:style-name="P1">Grille de Herman</text:p>
      <text:p text:style-name="P1"/>
      <text:p text:style-name="P4">Des ronds noirs semblent apparaître dans les espaces situés entre les coins de 4 carrés.</text:p>
      <text:p text:style-name="P1"/>
      <text:p text:style-name="P1">Effet de masquage</text:p>
      <text:p text:style-name="P1"/>
      <text:p text:style-name="P2">O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0:42:59.647433767</meta:creation-date>
    <dc:date>2014-09-30T12:14:08.540261503</dc:date>
    <meta:editing-duration>PT28S</meta:editing-duration>
    <meta:editing-cycles>1</meta:editing-cycles>
    <meta:document-statistic meta:table-count="0" meta:image-count="0" meta:object-count="0" meta:page-count="1" meta:paragraph-count="12" meta:word-count="97" meta:character-count="581" meta:non-whitespace-character-count="496"/>
    <meta:generator>LibreOffice/4.2.6.2$Linux_X86_64 LibreOffice_project/420$Build-2</meta:generator>
  </office:meta>
</office:document-meta>
</file>